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application/vnd.oasis.opendocument.chart" manifest:full-path="Chart1/"/>
  <manifest:file-entry manifest:media-type="text/xml" manifest:full-path="Chart1/styles.xml"/>
  <manifest:file-entry manifest:media-type="text/xml" manifest:full-path="Chart1/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font-face-decls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</office:font-face-decls>
  <office:automatic-styles>
    <style:style style:name="ta1" style:family="table" style:master-page-name="PageStyle_5f_Test_20_sheet_20__5f_1">
      <style:table-properties table:display="true"/>
    </style:style>
    <style:style style:name="ta2" style:family="table" style:master-page-name="PageStyle_5f_Test_20_sheet_20__5f_2">
      <style:table-properties table:display="true"/>
    </style:style>
    <style:style style:name="ta3" style:family="table" style:master-page-name="PageStyle_5f_Test_20_sheet_20__5f_3">
      <style:table-properties table:display="true"/>
    </style:style>
    <style:style style:name="ro1" style:family="table-row">
      <style:table-row-properties fo:break-before="auto" style:row-height="0.529cm" style:use-optimal-row-height="false"/>
    </style:style>
    <style:style style:name="ce1" style:family="table-cell">
      <style:table-cell-properties style:vertical-align="bottom"/>
      <style:text-properties fo:font-family="Calibri" fo:font-size="11.000000000000000pt" fo:font-weight="bold"/>
    </style:style>
    <style:style style:name="ce2" style:family="table-cell">
      <style:table-cell-properties style:vertical-align="bottom"/>
      <style:text-properties fo:font-family="Calibri" fo:font-size="11.000000000000000pt"/>
    </style:style>
  </office:automatic-styles>
  <office:body>
    <office:spreadsheet>
      <table:table table:name="Sheet1" table:style-name="ta1">
        <table:table-column/>
        <table:table-column/>
        <table:table-column/>
        <table:table-column/>
        <table:table-column/>
        <table:table-column/>
        <table:table-column/>
        <table:table-row/>
        <table:table-row table:style-name="ro1">
          <table:table-cell/>
          <table:table-cell/>
          <table:table-cell/>
          <table:table-cell table:style-name="ce1" office:value-type="string">
            <text:p>PERCENTAGE STACKED BAR CHART</text:p>
          </table:table-cell>
        </table:table-row>
        <table:table-row table:style-name="ro1">
          <table:table-cell/>
          <table:table-cell/>
          <table:table-cell/>
          <table:table-cell table:style-name="ce2"/>
          <table:table-cell table:style-name="ce2" office:value-type="string">
            <text:p>Result</text:p>
          </table:table-cell>
          <table:table-cell table:style-name="ce2"/>
          <table:table-cell table:style-name="ce2"/>
        </table:table-row>
        <table:table-row table:style-name="ro1">
          <table:table-cell/>
          <table:table-cell/>
          <table:table-cell/>
          <table:table-cell table:style-name="ce2"/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/>
          <table:table-cell/>
          <table:table-cell/>
          <table:table-cell table:style-name="ce2" office:value-type="string">
            <text:p>Week</text:p>
          </table:table-cell>
          <table:table-cell table:style-name="ce2" office:value-type="float" office:value="5"/>
          <table:table-cell table:style-name="ce2" office:value-type="float" office:value="3"/>
          <table:table-cell table:style-name="ce2" office:value-type="float" office:value="2"/>
        </table:table-row>
        <table:table-row/>
        <table:table-row>
          <table:table-cell/>
          <table:table-cell/>
          <table:table-cell>
            <draw:frame table:end-cell-address="Sheet1.B6" svg:x="46.00000000000pt" svg:y="63.00000000000pt" svg:width="280.00000000000pt" svg:height="178.00000000000pt">
              <draw:object draw:notify-on-update-of-ranges="Sheet1!$E$5:$G$5" xlink:href="./Chart1" xlink:type="simple" xlink:show="embed" xlink:actuate="onLoad"/>
            </draw:frame>
          </table:table-cell>
        </table:table-row>
      </table:table>
      <table:table table:name="Sheet2" table:style-name="ta2">
        <table:table-column/>
        <table:table-row/>
      </table:table>
      <table:table table:name="Sheet3" table:style-name="ta3">
        <table:table-column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font-face-decls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</office:font-face-decls>
  <office:styles>
    <!-- COPIED -->
    <style:default-style style:family="table-cell">
      <style:table-cell-properties/>
      <style:paragraph-properties style:tab-stop-distance="1.27cm"/>
      <style:text-properties style:font-name="Albany AMT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!-- /COPIED -->
  </office:styles>
  <office:automatic-styles>
    <!-- COPIED --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!-- /COPIED -->
  </office:automatic-styles>
  <office:master-styles>
    <!-- COPIED -->
    <style:master-page style:name="Default" style:page-layout-name="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8">07/18/2009</text:date>, <text:time>21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sheet_20__5f_1" style:display-name="PageStyle_Test sheet _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est_20_sheet_20__5f_2" style:display-name="PageStyle_Test sheet _2" style:page-layout-name="pm4">
      <style:header style:display="false"/>
      <style:header-left style:display="false"/>
      <style:footer style:display="false"/>
      <style:footer-left style:display="false"/>
    </style:master-page>
    <!-- COPIED --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
 </office:meta>
</office:document-meta>
</file>

<file path=Chart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ch1" style:family="chart">
      <style:graphic-properties draw:fill="solid" draw:fill-color="#FFFFFF"/>
    </style:style>
    <style:style style:name="ch3" style:family="chart">
      <style:graphic-properties draw:fill="solid" draw:fill-color="#4f81bd"/>
    </style:style>
    <style:style style:name="ch4" style:family="chart"/>
    <style:style style:name="ch2" style:family="chart">
      <style:chart-properties chart:angle-offset="0" chart:auto-position="true" chart:auto-size="true" chart:percentage="true" chart:stacked="true" chart:vertical="true"/>
      <style:graphic-properties draw:fill="solid" draw:fill-color="#FFFFFF"/>
    </style:style>
  </office:automatic-styles>
  <office:body>
    <office:chart>
      <chart:chart chart:class="chart:bar" svg:width="280.00000000000pt" svg:height="178.00000000000pt" chart:style-name="ch1">
        <chart:title>
          <text:p>Chart Title</text:p>
        </chart:title>
        <chart:legend chart:legend-position="end"/>
        <chart:plot-area chart:style-name="ch2">
          <chart:axis chart:dimension="y" chart:name="y1"/>
          <chart:axis chart:dimension="x" chart:name="x1">
            <chart:categories table:cell-range-address="Sheet1.E4:G4"/>
            <chart:grid chart:class="major"/>
          </chart:axis>
          <chart:series chart:style-name="ch3" chart:label-cell-address="Sheet1.D5" chart:values-cell-range-address="Sheet1.E5:G5" chart:class="chart:bar">
            <chart:data-point chart:style-name="ch4"/>
            <chart:data-point chart:style-name="ch4"/>
            <chart:data-point chart:style-name="ch4"/>
          </chart:series>
          <chart:wall/>
          <chart:floor/>
        </chart:plot-area>
        <table:table table:name="local">
          <table:table-header-columns>
            <table:table-column/>
          </table:table-header-columns>
          <table:table-columns>
            <table:table-column/>
          </table:table-columns>
          <table:table-rows>
            <table:table-row/>
            <table:table-row/>
            <table:table-row/>
            <table:table-row>
              <table:table-cell/>
              <table:table-cell/>
              <table:table-cell/>
              <table:table-cell/>
              <table:table-cell office:value-type="string">
                <text:p>Pass</text:p>
              </table:table-cell>
              <table:table-cell office:value-type="string">
                <text:p>Fail</text:p>
              </table:table-cell>
              <table:table-cell office:value-type="string">
                <text:p>NA</text:p>
              </table:table-cell>
            </table:table-row>
            <table:table-row>
              <table:table-cell/>
              <table:table-cell/>
              <table:table-cell/>
              <table:table-cell office:value-type="string">
                <text:p>Week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Char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svg="urn:oasis:names:tc:opendocument:xmlns:svg-compatible:1.0" xmlns:xlink="http://www.w3.org/1999/xlink" xmlns:chart="urn:oasis:names:tc:opendocument:xmlns:chart:1.0" xmlns:dc="http://purl.org/dc/elements/1.1/" xmlns:meta="urn:oasis:names:tc:opendocument:xmlns:meta:1.0" xmlns:number="urn:oasis:names:tc:opendocument:xmlns:datastyle:1.0" xmlns:dr3d="urn:oasis:names:tc:opendocument:xmlns:dr3d:1.0" xmlns:math="http://www.w3.org/1998/Math/MathML" xmlns:of="urn:oasis:names:tc:opendocument:xmlns:of:1.2" office:version="1.2">
  <office:master-styles/>
  <office:styles/>
  <office:automatic-styles/>
</office:document-styles>
</file>